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15A35238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022cm" fo:min-width="34.55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fill="hatch" draw:fill-color="#f7d1d5" draw:fill-hatch-name="Red_20_90_20_Degrees_20_Crossed_20_13" draw:fill-hatch-solid="true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fill="hatch" draw:fill-color="#f7d1d5" draw:fill-hatch-name="Red_20_90_20_Degrees_20_Crossed_20_13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19" style:family="graphic" style:parent-style-name="standard">
      <style:graphic-properties draw:fill="hatch" draw:fill-color="#b4c7dc" draw:fill-hatch-name="Red_20_90_20_Degrees_20_Crossed_20_10" draw:fill-hatch-solid="true" draw:textarea-vertical-align="bottom" loext:decorative="false"/>
      <style:paragraph-properties style:writing-mode="lr-tb"/>
    </style:style>
    <style:style style:name="gr20" style:family="graphic" style:parent-style-name="standard">
      <style:graphic-properties draw:fill="hatch" draw:fill-color="#b4c7dc" draw:fill-hatch-name="Red_20_90_20_Degrees_20_Crossed_20_10" draw:fill-hatch-solid="true" draw:textarea-horizontal-align="justify" draw:textarea-vertical-align="middle" draw:auto-grow-height="false" fo:min-height="0.417cm" fo:min-width="0.167cm" fo:wrap-option="wrap" loext:decorative="false"/>
    </style:style>
    <style:style style:name="gr21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bitmap" draw:fill-color="#b4c7dc" draw:fill-hatch-solid="true" draw:fill-image-name="Bitmap_20_29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hatch" draw:fill-color="#f7d1d5" draw:gradient-step-count="0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0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4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hatch" draw:fill-color="#f7d1d5" draw:fill-hatch-name="Red_20_90_20_Degrees_20_Crossed_20_13" draw:fill-hatch-solid="true"/>
      <style:paragraph-properties fo:text-align="center"/>
      <style:text-properties fo:font-size="12pt"/>
    </style:style>
    <style:style style:name="P19" style:family="paragraph">
      <loext:graphic-properties draw:fill="hatch" draw:fill-color="#f7d1d5" draw:fill-hatch-name="Red_20_90_20_Degrees_20_Crossed_20_13" draw:fill-hatch-solid="true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/>
      <style:paragraph-properties fo:text-align="center"/>
      <style:text-properties fo:font-size="12pt"/>
    </style:style>
    <style:style style:name="P21" style:family="paragraph">
      <loext:graphic-properties draw:fill="hatch" draw:fill-color="#b4c7dc" draw:fill-hatch-name="Red_20_90_20_Degrees_20_Crossed_20_10" draw:fill-hatch-solid="true"/>
      <style:paragraph-properties fo:text-align="center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7" draw:text-style-name="P10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3.35cm" svg:height="0.769cm" svg:x="4.809cm" svg:y="2.276cm">
          <text:list text:style-name="L3">
            <text:list-item>
              <text:p text:style-name="P11"><text:span text:style-name="T1">Login, 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4" xml:id="id1" draw:id="id1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4" xml:id="id3" draw:id="id3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" draw:start-glue-point="5" draw:end-shape="id2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3" draw:start-glue-point="5" draw:end-shape="id4" draw:end-glue-point="2" svg:d="M23255 14092v-1270" svg:viewBox="0 0 1 1271">
          <text:p/>
        </draw:connector>
        <draw:custom-shape draw:style-name="gr13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6" draw:layer="layout" svg:width="3.2cm" svg:height="0.854cm" svg:x="21.64cm" svg:y="0.6cm">
          <text:list text:style-name="L3">
            <text:list-item>
              <text:p text:style-name="P15"><text:span text:style-name="T3">example.ne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6" draw:layer="layout" svg:width="4.969cm" svg:height="0.854cm" svg:x="1.11cm" svg:y="0.6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draw:layer="layout" svg:width="4.529cm" svg:height="0.854cm" svg:x="29.23cm" svg:y="0.601cm">
          <text:list text:style-name="L3">
            <text:list-item>
              <text:p text:style-name="P15"><text:span text:style-name="T3">bob@example.ne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ircle draw:style-name="gr17" draw:text-style-name="P18" draw:layer="layout" svg:width="1.578cm" svg:height="1.578cm" svg:x="2.751cm" svg:y="2.991cm" draw:kind="cut" draw:start-angle="359.88" draw:end-angle="180.3">
          <text:p text:style-name="P17"><text:span text:style-name="T4">User</text:span></text:p>
        </draw:circle>
        <draw:custom-shape draw:style-name="gr18" draw:text-style-name="P19" draw:layer="layout" svg:width="0.943cm" svg:height="0.943cm" svg:x="3.067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9" draw:text-style-name="P20" draw:layer="layout" svg:width="1.578cm" svg:height="1.578cm" svg:x="30.706cm" svg:y="2.991cm" draw:kind="cut" draw:start-angle="359.88" draw:end-angle="180.3">
          <text:p text:style-name="P17"><text:span text:style-name="T4">User</text:span></text:p>
        </draw:circle>
        <draw:custom-shape draw:style-name="gr20" draw:text-style-name="P21" draw:layer="layout" svg:width="0.943cm" svg:height="0.943cm" svg:x="31.022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.683cm" svg:y1="3.032cm" svg:x2="8.62cm" svg:y2="3.032cm">
          <text:p/>
        </draw:line>
        <draw:line draw:style-name="gr21" draw:text-style-name="P8" draw:layer="layout" svg:x1="30.464cm" svg:y1="3.032cm" svg:x2="26.4cm" svg:y2="3.032cm">
          <text:p/>
        </draw:line>
        <draw:custom-shape draw:style-name="gr22" draw:text-style-name="P12" draw:layer="layout" svg:width="3.35cm" svg:height="0.769cm" svg:x="27.01cm" svg:y="2.276cm">
          <text:list text:style-name="L3">
            <text:list-item>
              <text:p text:style-name="P11"><text:span text:style-name="T1">Login, Cons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.54cm" svg:y1="4.048cm" svg:x2="3.54cm" svg:y2="5.699cm">
          <text:p/>
        </draw:line>
        <draw:custom-shape draw:style-name="gr23" draw:text-style-name="P12" draw:layer="layout" svg:width="1.466cm" svg:height="0.769cm" svg:x="3.553cm" svg:y="4.376cm">
          <text:list text:style-name="L3">
            <text:list-item>
              <text:p text:style-name="P11"><text:span text:style-name="T1">Us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1" draw:text-style-name="P8" draw:layer="layout" svg:x1="31.48cm" svg:y1="4.048cm" svg:x2="31.48cm" svg:y2="5.699cm">
          <text:p/>
        </draw:line>
        <draw:custom-shape draw:style-name="gr24" draw:text-style-name="P12" draw:layer="layout" svg:width="1.466cm" svg:height="0.769cm" svg:x="30.011cm" svg:y="4.376cm">
          <text:list text:style-name="L3">
            <text:list-item>
              <text:p text:style-name="P11"><text:span text:style-name="T1">Us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8.62cm" svg:y1="3.921cm" svg:x2="6.08cm" svg:y2="6.08cm">
          <text:p/>
        </draw:line>
        <draw:line draw:style-name="gr25" draw:text-style-name="P17" draw:layer="layout" svg:x1="6.08cm" svg:y1="7.731cm" svg:x2="8.62cm" svg:y2="10.652cm">
          <text:p/>
        </draw:line>
        <draw:line draw:style-name="gr25" draw:text-style-name="P17" draw:layer="layout" svg:x1="28.94cm" svg:y1="6.08cm" svg:x2="26.4cm" svg:y2="4.048cm">
          <text:p/>
        </draw:line>
        <draw:line draw:style-name="gr25" draw:text-style-name="P17" draw:layer="layout" svg:x1="28.94cm" svg:y1="7.731cm" svg:x2="26.4cm" svg:y2="10.652cm">
          <text:p/>
        </draw:line>
        <draw:line draw:style-name="gr25" draw:text-style-name="P17" draw:layer="layout" svg:x1="14.97cm" svg:y1="10.652cm" svg:x2="20.05cm" svg:y2="10.652cm">
          <text:p/>
        </draw:line>
        <draw:custom-shape draw:style-name="gr26" draw:text-style-name="P12" draw:layer="layout" svg:width="4.415cm" svg:height="0.769cm" svg:x="15.321cm" svg:y="9.876cm">
          <text:list text:style-name="L3">
            <text:list-item>
              <text:p text:style-name="P11"><text:span text:style-name="T1">Transfers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5" draw:text-style-name="P17" draw:layer="layout" svg:x1="11.668cm" svg:y1="5.191cm" svg:x2="11.668cm" svg:y2="9.509cm">
          <text:p/>
        </draw:line>
        <draw:line draw:style-name="gr25" draw:text-style-name="P17" draw:layer="layout" svg:x1="23.225cm" svg:y1="5.191cm" svg:x2="23.225cm" svg:y2="9.509cm">
          <text:p/>
        </draw:line>
        <draw:custom-shape draw:style-name="gr27" draw:text-style-name="P12" draw:layer="layout" svg:width="2.8cm" svg:height="0.769cm" svg:x="5.174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.525cm" svg:height="1.277cm" svg:x="25.409cm" svg:y="7.876cm">
          <text:list text:style-name="L3">
            <text:list-item>
              <text:p text:style-name="P11"><text:span text:style-name="T1">Accesses</text:span></text:p>
            </text:list-item>
            <text:list-item>
              <text:p text:style-name="P11"><text:span text:style-name="T1">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2" draw:layer="layout" svg:width="3.867cm" svg:height="0.769cm" svg:x="11.832cm" svg:y="13.076cm">
          <text:list text:style-name="L3">
            <text:list-header>
              <text:p text:style-name="P11"><text:span text:style-name="T1">Stores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2" draw:layer="layout" svg:width="3.867cm" svg:height="0.769cm" svg:x="23.251cm" svg:y="13.076cm">
          <text:list text:style-name="L3">
            <text:list-header>
              <text:p text:style-name="P11"><text:span text:style-name="T1">Stores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2" draw:layer="layout" svg:width="2.525cm" svg:height="1.277cm" svg:x="7.109cm" svg:y="7.877cm">
          <text:list text:style-name="L3">
            <text:list-item>
              <text:p text:style-name="P11"><text:span text:style-name="T1">Accesses</text:span></text:p>
            </text:list-item>
            <text:list-item>
              <text:p text:style-name="P11"><text:span text:style-name="T1">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2" draw:layer="layout" svg:width="2.8cm" svg:height="0.769cm" svg:x="26.975cm" svg:y="3.876cm">
          <text:list text:style-name="L3">
            <text:list-item>
              <text:p text:style-name="P11"><text:span text:style-name="T1">Grant Toke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2" draw:layer="layout" svg:width="3.632cm" svg:height="0.769cm" svg:x="11.661cm" svg:y="6.876cm">
          <text:list text:style-name="L3">
            <text:list-item>
              <text:p text:style-name="P11"><text:span text:style-name="T5">Token </text:span><text:span text:style-name="T1">Exchan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2" draw:layer="layout" svg:width="3.632cm" svg:height="0.769cm" svg:x="23.218cm" svg:y="6.876cm">
          <text:list text:style-name="L3">
            <text:list-item>
              <text:p text:style-name="P11"><text:span text:style-name="T5">Token </text:span><text:span text:style-name="T1">Exchan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2" draw:id="id12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xml:id="id6" draw:id="id6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9" draw:id="id9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xml:id="id5" draw:id="id5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10.238cm" svg:y1="9.52cm" svg:x2="10.251cm" svg:y2="5.18cm" draw:start-shape="id5" draw:start-glue-point="4" draw:end-shape="id6" draw:end-glue-point="4" svg:d="M10238 9520l13-4340" svg:viewBox="0 0 14 4341">
          <text:p/>
        </draw:connector>
        <draw:custom-shape draw:style-name="gr39" draw:text-style-name="P16" draw:layer="layout" svg:width="0.777cm" svg:height="0.854cm" svg:x="9.47cm" svg:y="6.896cm">
          <text:list text:style-name="L3">
            <text:list-item>
              <text:p text:style-name="P15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16" draw:layer="layout" svg:width="0.777cm" svg:height="0.854cm" svg:x="12.648cm" svg:y="6.897cm">
          <text:list text:style-name="L3">
            <text:list-item>
              <text:p text:style-name="P15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6" draw:layer="layout" svg:width="1.016cm" svg:height="0.854cm" svg:x="17.545cm" svg:y="10.798cm">
          <text:list text:style-name="L3">
            <text:list-item>
              <text:p text:style-name="P15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6" draw:layer="layout" svg:width="1.053cm" svg:height="0.854cm" svg:x="17.526cm" svg:y="11.698cm">
          <text:list text:style-name="L3">
            <text:list-item>
              <text:p text:style-name="P15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" draw:text-style-name="P8" draw:layer="layout" svg:x1="17.54cm" svg:y1="0.819cm" svg:x2="17.54cm" svg:y2="16.567cm">
          <text:p/>
        </draw:line>
        <draw:custom-shape draw:style-name="gr43" draw:text-style-name="P10" xml:id="id7" draw:id="id7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9"><text:span text:style-name="T2">Client</text:span></text:p>
          <text:p text:style-name="P9"><text:span text:style-name="T2">(Client1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8" draw:id="id8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9"><text:span text:style-name="T2">Client</text:span></text:p>
          <text:p text:style-name="P9"><text:span text:style-name="T2">(Client4)</text:span></text:p>
          <text:p text:style-name="P9"><text:span text:style-name="T2">a.k.a.</text:span></text:p>
          <text:p text:style-name="P9"><text:span text:style-name="T2">Webmail</text:span></text:p>
          <text:p text:style-name="P9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draw:type="line" svg:x1="6.08cm" svg:y1="6.092cm" svg:x2="8.62cm" svg:y2="3.043cm" draw:start-shape="id7" draw:start-glue-point="4" draw:end-shape="id6" draw:end-glue-point="6" svg:d="M6080 6092l2540-3049" svg:viewBox="0 0 2541 3050">
          <text:p/>
        </draw:connector>
        <draw:connector draw:style-name="gr21" draw:text-style-name="P8" draw:layer="layout" draw:type="line" svg:x1="8.62cm" svg:y1="3.91cm" svg:x2="6.08cm" svg:y2="6.981cm" draw:start-shape="id6" draw:start-glue-point="7" draw:end-shape="id7" draw:end-glue-point="5" svg:d="M8620 3910l-2540 3071" svg:viewBox="0 0 2541 3072">
          <text:p/>
        </draw:connector>
        <draw:connector draw:style-name="gr21" draw:text-style-name="P8" draw:layer="layout" draw:type="line" svg:x1="6.08cm" svg:y1="7.741cm" svg:x2="8.662cm" svg:y2="10.664cm" draw:start-shape="id7" draw:start-glue-point="6" draw:end-shape="id5" draw:end-glue-point="9" svg:d="M6080 7741l2582 2923" svg:viewBox="0 0 2583 2924">
          <text:p/>
        </draw:connector>
        <draw:connector draw:style-name="gr21" draw:text-style-name="P8" draw:layer="layout" draw:type="line" svg:x1="8.662cm" svg:y1="11.551cm" svg:x2="6.08cm" svg:y2="8.63cm" draw:start-shape="id5" draw:start-glue-point="10" draw:end-shape="id7" draw:end-glue-point="7" svg:d="M8662 11551l-2582-2921" svg:viewBox="0 0 2583 2922">
          <text:p/>
        </draw:connector>
        <draw:connector draw:style-name="gr21" draw:text-style-name="P8" draw:layer="layout" draw:type="line" svg:x1="28.94cm" svg:y1="7.741cm" svg:x2="26.43cm" svg:y2="10.664cm" draw:start-shape="id8" draw:start-glue-point="6" draw:end-shape="id9" draw:end-glue-point="8" svg:d="M28940 7741l-2510 2923" svg:viewBox="0 0 2511 2924">
          <text:p/>
        </draw:connector>
        <draw:connector draw:style-name="gr21" draw:text-style-name="P8" draw:layer="layout" draw:type="line" svg:x1="26.43cm" svg:y1="11.551cm" svg:x2="28.94cm" svg:y2="8.63cm" draw:start-shape="id9" draw:start-glue-point="9" draw:end-shape="id8" draw:end-glue-point="7" svg:d="M26430 11551l2510-2921" svg:viewBox="0 0 2511 2922">
          <text:p/>
        </draw:connector>
        <draw:custom-shape draw:style-name="gr45" draw:text-style-name="P16" draw:layer="layout" svg:width="0.777cm" svg:height="0.854cm" svg:x="6.593cm" svg:y="3.85cm">
          <text:list text:style-name="L3">
            <text:list-item>
              <text:p text:style-name="P15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16" draw:layer="layout" svg:width="0.777cm" svg:height="0.854cm" svg:x="7.311cm" svg:y="5.329cm">
          <text:list text:style-name="L3">
            <text:list-item>
              <text:p text:style-name="P15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16" draw:layer="layout" svg:width="0.777cm" svg:height="0.854cm" svg:x="7.234cm" svg:y="8.337cm">
          <text:list text:style-name="L3">
            <text:list-item>
              <text:p text:style-name="P15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16" draw:layer="layout" svg:width="0.777cm" svg:height="0.854cm" svg:x="6.548cm" svg:y="9.915cm">
          <text:list text:style-name="L3">
            <text:list-item>
              <text:p text:style-name="P15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16" draw:layer="layout" svg:width="1.053cm" svg:height="0.854cm" svg:x="27.595cm" svg:y="3.793cm">
          <text:list text:style-name="L3">
            <text:list-item>
              <text:p text:style-name="P15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16" draw:layer="layout" svg:width="1.053cm" svg:height="0.854cm" svg:x="26.72cm" svg:y="5.453cm">
          <text:list text:style-name="L3">
            <text:list-item>
              <text:p text:style-name="P15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6" draw:layer="layout" svg:width="1.053cm" svg:height="0.854cm" svg:x="26.766cm" svg:y="8.373cm">
          <text:list text:style-name="L3">
            <text:list-item>
              <text:p text:style-name="P15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6" draw:layer="layout" svg:width="1.053cm" svg:height="0.854cm" svg:x="27.71cm" svg:y="9.912cm">
          <text:list text:style-name="L3">
            <text:list-item>
              <text:p text:style-name="P15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4" xml:id="id10" draw:id="id10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14" xml:id="id11" draw:id="id11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8" draw:layer="layout" draw:type="line" svg:x1="11.825cm" svg:y1="14.092cm" svg:x2="11.825cm" svg:y2="12.822cm" draw:start-shape="id10" draw:start-glue-point="5" draw:end-shape="id5" draw:end-glue-point="2" svg:d="M11825 14092v-1270" svg:viewBox="0 0 1 1271">
          <text:p/>
        </draw:connector>
        <draw:connector draw:style-name="gr12" draw:text-style-name="P8" draw:layer="layout" draw:type="line" svg:x1="23.255cm" svg:y1="14.092cm" svg:x2="23.255cm" svg:y2="12.822cm" draw:start-shape="id11" draw:start-glue-point="5" draw:end-shape="id9" draw:end-glue-point="2" svg:d="M23255 14092v-1270" svg:viewBox="0 0 1 1271">
          <text:p/>
        </draw:connector>
        <draw:custom-shape draw:style-name="gr55" draw:text-style-name="P16" draw:layer="layout" svg:width="3.447cm" svg:height="0.854cm" svg:x="10.093cm" svg:y="0.599cm">
          <text:list text:style-name="L3">
            <text:list-item>
              <text:p text:style-name="P15"><text:span text:style-name="T3">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16" draw:layer="layout" svg:width="3.228cm" svg:height="0.854cm" svg:x="21.626cm" svg:y="0.6cm">
          <text:list text:style-name="L3">
            <text:list-item>
              <text:p text:style-name="P15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6" draw:layer="layout" svg:width="4.969cm" svg:height="0.854cm" svg:x="1.11cm" svg:y="4.4cm">
          <text:list text:style-name="L3">
            <text:list-item>
              <text:p text:style-name="P15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6" draw:layer="layout" svg:width="4.557cm" svg:height="0.854cm" svg:x="29.216cm" svg:y="4.401cm">
          <text:list text:style-name="L3">
            <text:list-item>
              <text:p text:style-name="P15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8" draw:layer="layout" draw:type="line" svg:x1="21.668cm" svg:y1="9.52cm" svg:x2="21.638cm" svg:y2="5.202cm" draw:start-shape="id9" draw:start-glue-point="6" draw:end-shape="id12" draw:end-glue-point="6" svg:d="M21668 9520l-30-4318" svg:viewBox="0 0 31 4319">
          <text:p/>
        </draw:connector>
        <draw:connector draw:style-name="gr21" draw:text-style-name="P8" draw:layer="layout" draw:type="line" svg:x1="24.812cm" svg:y1="5.202cm" svg:x2="24.842cm" svg:y2="9.52cm" draw:start-shape="id12" draw:start-glue-point="7" draw:end-shape="id9" draw:end-glue-point="7" svg:d="M24812 5202l30 4318" svg:viewBox="0 0 31 4319">
          <text:p/>
        </draw:connector>
        <draw:connector draw:style-name="gr21" draw:text-style-name="P8" draw:layer="layout" draw:type="line" svg:x1="13.424cm" svg:y1="5.18cm" svg:x2="13.412cm" svg:y2="9.52cm" draw:start-shape="id6" draw:start-glue-point="5" draw:end-shape="id5" draw:end-glue-point="5" svg:d="M13424 5180l-12 4340" svg:viewBox="0 0 13 4341">
          <text:p/>
        </draw:connector>
        <draw:connector draw:style-name="gr21" draw:text-style-name="P8" draw:layer="layout" draw:type="line" svg:x1="15cm" svg:y1="9.775cm" svg:x2="20.08cm" svg:y2="9.764cm" draw:start-shape="id5" draw:start-glue-point="6" draw:end-shape="id9" draw:end-glue-point="10" svg:d="M15000 9775l5080-11" svg:viewBox="0 0 5081 12">
          <text:p/>
        </draw:connector>
        <draw:connector draw:style-name="gr21" draw:text-style-name="P8" draw:layer="layout" draw:type="line" svg:x1="20.08cm" svg:y1="10.653cm" svg:x2="15cm" svg:y2="10.653cm" draw:start-shape="id9" draw:start-glue-point="11" draw:end-shape="id5" draw:end-glue-point="11" svg:d="M20080 10653h-5080" svg:viewBox="0 0 5081 1">
          <text:p/>
        </draw:connector>
        <draw:connector draw:style-name="gr21" draw:text-style-name="P8" draw:layer="layout" draw:type="line" svg:x1="20.08cm" svg:y1="11.678cm" svg:x2="15cm" svg:y2="11.678cm" draw:start-shape="id9" draw:start-glue-point="4" draw:end-shape="id5" draw:end-glue-point="7" svg:d="M20080 11678h-5080" svg:viewBox="0 0 5081 1">
          <text:p/>
        </draw:connector>
        <draw:connector draw:style-name="gr21" draw:text-style-name="P8" draw:layer="layout" draw:type="line" svg:x1="15cm" svg:y1="12.567cm" svg:x2="20.08cm" svg:y2="12.567cm" draw:start-shape="id5" draw:start-glue-point="8" draw:end-shape="id9" draw:end-glue-point="5" svg:d="M15000 12567h5080" svg:viewBox="0 0 5081 1">
          <text:p/>
        </draw:connector>
        <draw:custom-shape draw:style-name="gr59" draw:text-style-name="P16" draw:layer="layout" svg:width="0.777cm" svg:height="0.854cm" svg:x="16.772cm" svg:y="8.899cm">
          <text:list text:style-name="L3">
            <text:list-item>
              <text:p text:style-name="P15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6" draw:layer="layout" svg:width="0.777cm" svg:height="0.854cm" svg:x="16.772cm" svg:y="9.799cm">
          <text:list text:style-name="L3">
            <text:list-item>
              <text:p text:style-name="P15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6" draw:layer="layout" svg:width="0.777cm" svg:height="0.854cm" svg:x="20.87cm" svg:y="6.897cm">
          <text:list text:style-name="L3">
            <text:list-item>
              <text:p text:style-name="P15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6" draw:layer="layout" svg:width="1.053cm" svg:height="0.854cm" svg:x="23.91cm" svg:y="6.898cm">
          <text:list text:style-name="L3">
            <text:list-item>
              <text:p text:style-name="P15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8" draw:layer="layout" draw:type="line" svg:x1="28.94cm" svg:y1="6.981cm" svg:x2="26.4cm" svg:y2="4.058cm" draw:start-shape="id8" draw:start-glue-point="5" draw:end-shape="id12" draw:end-glue-point="9" svg:d="M28940 6981l-2540-2923" svg:viewBox="0 0 2541 2924">
          <text:p/>
        </draw:connector>
        <draw:connector draw:style-name="gr21" draw:text-style-name="P8" draw:layer="layout" draw:type="line" svg:x1="26.4cm" svg:y1="3.044cm" svg:x2="28.94cm" svg:y2="6.092cm" draw:start-shape="id12" draw:start-glue-point="8" draw:end-shape="id8" draw:end-glue-point="4" svg:d="M26400 3044l2540 3048" svg:viewBox="0 0 2541 30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6" draw:display-name="Bitmap 26" xlink:href="Pictures/100000000000000800000008F6E6129E.png" xlink:type="simple" xlink:show="embed" xlink:actuate="onLoad"/>
    <draw:fill-image draw:name="Bitmap_20_29" draw:display-name="Bitmap 29" xlink:href="Pictures/10000000000000080000000815A352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05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5-01-22T16:32:31.593119038</dc:date>
    <dc:creator>Igor Zboran</dc:creator>
    <meta:editing-duration>P2DT21H13M54S</meta:editing-duration>
    <meta:editing-cycles>700</meta:editing-cycles>
    <meta:generator>LibreOffice/24.8.3.2$Linux_X86_64 LibreOffice_project/e14c9fdd1f585efcbb2c5363087a99d20928d522</meta:generator>
    <meta:document-statistic meta:object-count="92"/>
  </office:meta>
</office:document-meta>
</file>